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line-height="200%"/>
    </style:style>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Footer">
      <style:paragraph-properties fo:text-align="center" style:justify-single-word="false"/>
    </style:style>
    <style:style style:name="P6" style:family="paragraph" style:parent-style-name="First_20_paragraph">
      <style:paragraph-properties fo:line-height="200%"/>
      <style:text-properties officeooo:paragraph-rsid="00186711"/>
    </style:style>
    <style:style style:name="P7" style:family="paragraph" style:parent-style-name="First_20_paragraph">
      <style:paragraph-properties fo:line-height="200%">
        <style:tab-stops/>
      </style:paragraph-properties>
      <style:text-properties officeooo:paragraph-rsid="0018671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86711"/>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uthor">Phillip R. Polefrone</text:p>
      <text:p text:style-name="Date">29 October 2015</text:p>
      <text:p text:style-name="P1">Texts:</text:p>
      <text:p text:style-name="Text_20_body"><text:span text:style-name="T1">Core Texts of the Environmental Humanities</text:span></text:p>
      <text:list xml:id="list7465299368600394159" text:style-name="L1">
        <text:list-item>
          <text:p text:style-name="P3">The Machine in the Garden (L. Marx.)</text:p>
        </text:list-item>
        <text:list-item>
          <text:p text:style-name="P3">Silent Spring (Carson)</text:p>
        </text:list-item>
        <text:list-item>
          <text:p text:style-name="P3">Radical Ecology (Merchant)</text:p>
        </text:list-item>
      </text:list>
      <text:p text:style-name="First_20_paragraph"><text:span text:style-name="T1">Environmental Justice</text:span></text:p>
      <text:list xml:id="list4878867801398285101" text:style-name="L2">
        <text:list-item>
          <text:p text:style-name="P4">Varieties of Environmentalism (Guha and Martinez Alier)</text:p>
        </text:list-item>
        <text:list-item>
          <text:p text:style-name="P4">American Indian Literature, Environmental Justice, and Ecocriticism (Adamson)</text:p>
        </text:list-item>
        <text:list-item>
          <text:p text:style-name="P4">Slow Violence and the Environmentalism of the Poor (Nixon)</text:p>
        </text:list-item>
      </text:list>
      <text:p text:style-name="P6"/>
      <text:p text:style-name="P7"><text:tab/>Given that the environmental justice movement has arisen in part because of the shortcomings of its forebears, this pairing of themes has the potential to be somewhat volatile. I take “environmental justice” to mean the recognition that environmentalism must proceed hand in hand with social justice movements; implicit in this definition is also the recognition that it has <text:span text:style-name="T2">not</text:span> always done so. By reading these core texts in such close proximity to a more recent flourishing of environmental thinking, then, I will necessarily be tracing some definitional tensions of the environmental humanities as a discipline: what Lawrence Buell elsewhere calls “first-wave” and “second-wave ecocriticism,” ecocentrism and anthropocentrism, full-belly environmentalism and the environmentalism of the poor, Americanist ecocriticism and postcolonial ecocriticism. The list could continue, but the theme that motivates it would be the same, and it can be broadly glossed as the demand by many more recent ecocritics for a greater degree of intersection between environmental and social activism.</text:p>
      <text:p text:style-name="P2"><text:tab/>Two texts in particularly direct conflict are Joni Adamson’s <text:span text:style-name="T2">American Indian Literature, Environmental Justice, and Ecocriticism</text:span> (2001) and Leo Marx’s <text:span text:style-name="T2">The Machine in the Garden</text:span> (1964), which would seem to be making very similar arguments in some senses were they not so <text:soft-page-break/>diametrically opposed in others. Their core motivating concepts share a similar structure: Marx calls his alternately “the middle landscape” or “the middle state” and Adamson calls hers “the middle place.” For Marx, the “middle landscape” is primarily a (largely symbolic) resolution between nature and culture—which can either mean nature and art, nature and technological intervention, or wilderness and control. For Adamson, the “middle place” is a state of equilibrium between respecting and using nature, but it is also a reconciliation between <text:span text:style-name="T2">cultures</text:span> that predicate themselves on exploiting or respecting their environment. In the most general sense, both authors’ refer to a compromise between the opposed structures of Prometheanism and preservation of nature.</text:p>
      <text:p text:style-name="P2"><text:tab/>Nevertheless, a silence exists between the two. Besides Marx’s text preceding Adamson’s by some forty years, his side of the silence comes from his system’s inability to account for the most foundational concerns of environmental justice. The poles of his motivating tension are between the Promethean impulse and the preservative impulse <text:span text:style-name="T2">among wealthy European men</text:span>, whose will (whichever pole wins out) will be imposed upon a landscape that they understand as empty despite existing peoples and cultures. Framed this way, one is able to see that the concerns of environmental justice are demarcated precisely by what Leo Marx’s schema proscribes.</text:p>
      <text:p text:style-name="P2"><text:tab/>This orientation’s apparent paucity from an environmental justice perspective may provide the context for Adamson’s side of the mutual silence: for despite the renown of Marx’s classic text and its best-known concept, the “middle landscape” does not get so much as a footnote or index entry in Adamson’s development of a concept to which it would seem at least relevant, if only contrapuntally. Expressing Adamson’s concept in terms of Marx’s earlier one, it could be said that a <text:span text:style-name="T2">real</text:span> middle landscape is found in the ecological and cultural ethics of the <text:soft-page-break/>American Indian populations whom Marx renders invisible, in which the human-altered landscape can be admitted as “nature.” By rendering that more complicated and multifarious version of a “landscape,” Adamson establishes a literal grounds for the overlapping social and environmental concerns that motivate her book.</text:p>
      <text:p text:style-name="P2"><text:tab/>Adamson and Marx make such a good representative conflict, then, because their similarities only make their differences more bitterly felt. As with many other factions of the capital-L-Left, these would-be allies find their points of confluence blotted out by overwhelming difference. This is not to say that it should be otherwise, for the fundamental disagreement comes not out of doctrinal quibbles but a more complex social consciousness in the movement as a whole. In other words, one might think of environmental justice’s conflicted relationship to its forebears in terms of Walter Benjamin’s well known statement that “there is no document of civilization that is not at the same time a document of barbarism,” had Benjamin been referring more specifically to environmentalism. The way out of this history of barbarism, to the ecocritic who shares these concerns, is to correct the obfuscation of injustice by prior environmentalisms and prevent it in those of the future by incorporating more voices from more various communities. The inherent contradictions in social and environmental activism promise that this task will continue being difficult, even if we’re slightly more optimistic than the inevitability of “barbarism” that Benjamin’s stat<text:span text:style-name="T3">e</text:span>ment implies.</text:p>
      <text:p text:style-name="P2"><text:tab/>It is tempting to allow this “first- and second-wave ecocriticism” dyad to stand, uncomplicated, as a factor of time exclusively. But the publication of <text:span text:style-name="T2">Silent Spring</text:span> in 1962, two years prior to <text:span text:style-name="T2">The Machine the Garden</text:span>, makes such a simple trajectory much more difficult—not because <text:span text:style-name="T2">Silent Spring</text:span> is itself committed to resolving the problematic silences of the <text:soft-page-break/>environmental movement on race and inequality, but because its own brand of anti-corporate environmental justice laid the groundwork for a more robust understanding of environmental racism that would come to fruition a generation later. Carson’s concern can be framed as a pursuit of the “Promethean” tendencies of American culture from another angle, but in a materialist sense, not in the strictly intellectual one that Leo Marx pursues. Rather, she exposes the dangers inherent in the chemical alterations that enable the twentieth-century American understanding of comfort. This technologically enabled comfort is based implicitly on Prometheanism, with all the progressive narratives that implies, and yet it poisons those that benefit from it. Carson’s rhetorical strategy relies on the ubiquity of what she observes, and indeed her success in demonstrating that ubiquity can be measured by the continued popularity of the book. But in a subtle way, this strategy also obscures the differential risk from toxins to which minority racial groups are subject. As both Joni Adamson and Carolyn Merchant discuss, the United Church of Christ’s Commission for Racial Justice in 1987 would disclose the highly differentiated nature of risk from environmental toxins in their influential report, a major step in establishing the concept of environmental racism. So while Carson’s reticence on social and racial disparities cannot be credited with establishing this concept, the foundation of environmental health activism that she set in motion was nevertheless a necessary precursor to it.</text:p>
      <text:p text:style-name="P2"><text:tab/>Besides unwittingly laying the groundwork for environmental-racism activism, one of <text:span text:style-name="T2">Silent Spring</text:span>’s major contributions to midcentury environmentalism was its focus on activism that was, broadly, as much social as it was strictly environmental—which could certainly not be said of Leo Marx, who maintains a strictly analytical stance throughout, nor other environmental writers whose ethics too often seem to extend <text:span text:style-name="T2">only</text:span> to the land. Carson inaugurates a visibility-<text:soft-page-break/>based environmental activism that anticipates some of what Rob Nixon has recently developed in his <text:span text:style-name="T2">Slow Violence and the Environmentalism of the Poor</text:span> (2011). The invisibility of what Carson describes accounts for much of the rhetorical effect of her description, as she plays the toxins (which are themselves “unspectacular” forms of violence in Nixon’s terms) against the more “spectacular,” gruesome results. While he does not specifically address this rhetorical juxtaposition, he does theorize the place of visibility in environmental activism by urging new strategies on the part of environmental activists to keep up with the channel-changing attention spans of contemporary news cycles and their consumers. Both authors, then, unite social activism and environmental activism through visibility. It is thus fitting that Nixon takes Carson as a subject of his discussion, even though it is in the context more of “ad feminam” attacks and gender-based silencing than as a precursor to his own method.</text:p>
      <text:p text:style-name="P2"><text:tab/>The other “core” text, Carolyn Merchant’s <text:span text:style-name="T2">Radical Ecology</text:span> (1992), is a turning point in my list, as it introduces a <text:span text:style-name="T2">genre</text:span> that is very prevalent in the environmental humanities as well as a conceptual framework that can be used to begin organizing many of the conversations within the discipline. The genre it inaugurates is the “state of the field” book, which is a form that many works in the past two decades seem to take: Lawrence Buell, Ramachandra Guha and Joan Martinez-Alier offer two more examples between them. The prevalence of this form is telling in itself, as it indicates a high degree of variation within the field, of an intensity that can be measured by the conceptual distance between subfields. That a new overview seems to be required every half-decade or so also indicates the rapid change occurring in activist and scholarly movements alike. Not just the form itself, but the sections that make up this particular example of it are telling: Merchant exhibits a trend common to overviews of the environmental <text:soft-page-break/>humanities, in which intellectual paradigms and activist movements are put in close proximity and begin, to a certain extent, to blend. Just as she is compelled to outline several ethical paradigms or variations on deep ecology, Merchant gives a brief history of activist movements, their intellectual commitments, and their status at the time of writing. The activist stance Rachel Carson represents (again, in contrast to more removed analysis) is taken further by this common trope, in which the scholar links academic work with in-the-trenches activism, putting the two tasks in a common lineage.</text:p>
      <text:p text:style-name="P2"><text:tab/>Finally, the importance of Merchant’s gesture to include environmental activists of many stripes among a more academic overview goes further still in Ramachandra Guha and Joan Martinez-Alier’s <text:span text:style-name="T2">Varieties of Environmentalism</text:span>. The collection of essays is somewhat difficult to characterize in the sense that it encompasses work by two prolific authors on themes that hold together only loosely—but it is possible to extract two related concepts from it as representatives, the “environmentalism of the poor” and “vocabularies of protest.” The two concepts are related: the latter is an elaboration of culturally and historically situated forms of protest that comprise both a set of values (articulated or not) and a set of strategies for exercising those values; the former is an umbrella term for a set of economic and cultural situations that share common elements in their “vocabularies.” To Guha and Martinez-Alier, the ecological economist attempting to place a monetary value on future goods is in the same lineage as indigenous “pluck-and-plant” movements in Karnataka, India, in which populations dependent on an ecological commons “plucked” nutrient-sapping eucalyptus trees in order to “plant” more soil- and community-sustaining plants in their stead. Both groups are exercising a certain “vocabulary of protest” that is dependent on their own situated perspective and the goals they <text:soft-page-break/>pursue as a result.</text:p>
      <text:p text:style-name="P2"><text:tab/>The tensions between environmental justice and earlier environmentalisms can be understood thematically rather than temporally. While Leo Marx’s analysis may be a function of being a practicing intellectual historian in the sixties, the important point of differentiation is the methodology that allows no clear route to praxis. It may be this aspect of his work that keeps him out of the indices of many recent works while <text:span text:style-name="T2">Silent Spring</text:span> continues to be discussed more regularly. Other recent work has begun productively engaging the more problematic forebears in an effort, spoken or no, to bridge this gap and figure out how the older work can be approached now: Rob Nixon’s discussion of Edward Abbey in <text:span text:style-name="T2">Slow Violence</text:span> is one example. It is not a tension that is going anywhere anytime soon, so that kind of work is likely to contin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tab-stops>
          <style:tab-stop style:position="0.05in"/>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10-28T09:00:26.915073887</dc:date>
    <meta:editing-duration>PT4M4S</meta:editing-duration>
    <meta:editing-cycles>1</meta:editing-cycles>
    <meta:document-statistic meta:table-count="0" meta:image-count="0" meta:object-count="0" meta:page-count="7" meta:paragraph-count="22" meta:word-count="1936" meta:character-count="12606" meta:non-whitespace-character-count="10691"/>
    <meta:generator>LibreOffice/4.4.2.2$Linux_X86_64 LibreOffice_project/40m0$Build-2</meta:generator>
  </office:meta>
</office:document-meta>
</file>